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Verdan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2" style:family="paragraph" style:parent-style-name="Text_20_body">
      <style:paragraph-properties fo:margin-left="0.265cm" fo:margin-right="0.265cm" fo:margin-top="0.265cm" fo:margin-bottom="0.265cm" loext:contextual-spacing="false" fo:text-align="start" style:justify-single-word="false" fo:orphans="2" fo:widows="2" fo:text-indent="0cm" style:auto-text-indent="false" fo:padding="0cm" fo:border="none"/>
      <style:text-properties fo:font-variant="normal" fo:text-transform="none" fo:color="#000000" fo:letter-spacing="normal" style:font-name-asian="Helvetica Neue" style:font-size-asian="10.5pt" style:font-style-asian="normal" style:font-weight-asian="normal"/>
    </style:style>
    <style:style style:name="P3" style:family="paragraph" style:parent-style-name="Text_20_body">
      <style:paragraph-properties fo:margin-left="0.265cm" fo:margin-right="0.265cm" fo:margin-top="0cm" fo:margin-bottom="0cm" loext:contextual-spacing="false"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6"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7"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9"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0"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11"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font-name-asian="Helvetica Neue" style:font-size-asian="10.5pt" style:font-style-asian="normal" style:font-weight-asian="normal"/>
    </style:style>
    <style:style style:name="P12"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font-name-asian="Helvetica Neue" style:font-size-asian="10.5pt" style:font-style-asian="normal" style:font-weight-asian="normal"/>
    </style:style>
    <style:style style:name="P13"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font-name-asian="Helvetica Neue" style:font-size-asian="10.5pt" style:font-style-asian="normal" style:font-weight-asian="normal"/>
    </style:style>
    <style:style style:name="P14"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15"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1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 style:family="paragraph" style:parent-style-name="Heading_20_2">
      <style:paragraph-properties fo:margin-left="0cm" fo:margin-right="0cm" fo:margin-top="0.265cm" fo:margin-bottom="0.265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style>
    <style:style style:name="P21" style:family="paragraph" style:parent-style-name="Heading_20_3">
      <style:paragraph-properties fo:margin-left="0cm" fo:margin-right="0cm" fo:margin-top="0.265cm" fo:margin-bottom="0.265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style>
    <style:style style:name="P22" style:family="paragraph" style:parent-style-name="Heading_20_3">
      <style:paragraph-properties fo:margin-left="0cm" fo:margin-right="0cm" fo:margin-top="0.265cm" fo:margin-bottom="0.265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font-name-asian="Helvetica Neue" style:font-size-asian="12pt" style:font-style-asian="normal" style:font-weight-asian="bold"/>
    </style:style>
    <style:style style:name="T1" style:family="text">
      <style:text-properties style:font-name="Helvetica Neue" fo:font-size="10.5pt" fo:font-style="normal" fo:font-weight="normal"/>
    </style:style>
    <style:style style:name="T2" style:family="text">
      <style:text-properties style:font-name="Helvetica Neue" fo:font-size="12pt" fo:font-style="normal" fo:font-weight="bold"/>
    </style:style>
    <style:style style:name="T3" style:family="text">
      <style:text-properties style:font-name="Helvetica Neue" fo:font-size="15.75pt" fo:font-style="normal" fo:font-weight="bold"/>
    </style:style>
    <style:style style:name="T4" style:family="text">
      <style:text-properties style:font-name-asian="Helvetica Neue" style:font-size-asian="10.5pt" style:font-style-asian="normal" style:font-weight-asian="normal"/>
    </style:style>
    <style:style style:name="T5" style:family="text">
      <style:text-properties style:font-name-asian="Helvetica Neue" style:font-size-asian="12pt" style:font-style-asian="normal" style:font-weight-asian="bold"/>
    </style:style>
    <style:style style:name="T6" style:family="text">
      <style:text-properties style:font-name-asian="Helvetica Neue" style:font-size-asian="15.75pt" style:font-style-asian="normal" style:font-weight-asian="bold"/>
    </style:style>
    <style:style style:name="T7" style:family="text">
      <style:text-properties fo:font-variant="normal" fo:text-transform="none" fo:color="#000000" style:font-name="Helvetica Neue" fo:font-size="10.5pt" fo:letter-spacing="normal" fo:font-style="normal" fo:font-weight="normal"/>
    </style:style>
    <style:style style:name="T8" style:family="text">
      <style:text-properties fo:font-variant="normal" fo:text-transform="none" fo:color="#000000" style:font-name="Helvetica Neue" fo:font-size="10.5pt" fo:letter-spacing="normal" fo:font-style="normal" fo:font-weight="normal" loext:padding="0cm" loext:border="none"/>
    </style:style>
    <style:style style:name="T9" style:family="text">
      <style:text-properties fo:font-variant="normal" fo:text-transform="none" fo:color="#000000" fo:letter-spacing="normal" style:font-name-asian="Helvetica Neue" style:font-size-asian="10.5pt" style:font-style-asian="normal" style:font-weight-asian="normal"/>
    </style:style>
    <style:style style:name="T10" style:family="text">
      <style:text-properties fo:font-variant="normal" fo:text-transform="none" fo:color="#000000" fo:letter-spacing="normal" style:font-name-asian="Helvetica Neue" style:font-size-asian="10.5pt" style:font-style-asian="normal" style:font-weight-asian="normal" loext:padding="0cm" loext:border="none"/>
    </style:style>
    <style:style style:name="T11" style:family="text">
      <style:text-properties fo:font-variant="normal" fo:text-transform="none" fo:color="#000000" fo:letter-spacing="normal" style:text-underline-style="solid" style:text-underline-width="auto" style:text-underline-color="font-color" style:font-name-asian="Helvetica Neue" style:font-size-asian="10.5pt" style:font-style-asian="normal" style:font-weight-asian="normal" loext:padding="0cm" loext:border="none"/>
    </style:style>
    <style:style style:name="T12" style:family="text">
      <style:text-properties officeooo:rsid="000d6df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7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SGI</text:p>
      <text:p text:style-name="Standard">WSGI是一种WEB服务器==网关接口==。 是一个Web服务器（如nginx）与应用服务器（如uWSGI）通信的一种规范（协议）。</text:p>
      <text:p text:style-name="Standard"/>
      <text:p text:style-name="Standard">在生产环境中使用WSGI作为python web的服务器。Python Web服务器网关接口，是Python应用程序或框架和Web服务器之间的一种接口，被广泛接受。WSGI没有官方的实现, 因为WSGI更像一个协议，只要遵照这些协议，WSGI应用(Application)都可以在任何服务器(Server)上运行。</text:p>
      <text:p text:style-name="Standard"/>
      <text:p text:style-name="Standard">uWSGI</text:p>
      <text:p text:style-name="Standard">uWSGI实现了WSGI的所有接口，是一个快速、自我修复、开发人员和系统管理员友好的服务器。uWSGI代码完全用C编写，效率高、性能稳定。</text:p>
      <text:p text:style-name="Standard"/>
      <text:p text:style-name="Standard">uwsgi是一种线路协议而不是通信协议，在此常用于在uWSGI服务器与其他网络服务器的数据通信。uwsgi协议是一个uWSGI服务器自有的协议，它用于定义传输信息的类型。</text:p>
      <text:p text:style-name="Standard"/>
      <text:p text:style-name="Standard">作用</text:p>
      <text:p text:style-name="Standard">Django 是一个 Web 框架，框架的作用在于处理 request 和 reponse，其他的不是框架所关心的内容。所以怎么部署 Django 不是 Django 所需要关心的。</text:p>
      <text:p text:style-name="Standard"/>
      <text:p text:style-name="Standard">Django 所提供的是一个开发服务器，这个开发服务器，没有经过安全测试，而且使用的是 Python 自带的 simple HTTPServer 创建的，在安全性和效率上都是不行的</text:p>
      <text:p text:style-name="Standard"/>
      <text:p text:style-name="Standard">而uWSGI 是一个全功能的 HTTP 服务器，他要做的就是把 HTTP 协议转化成语言支持的网络协议。比如把 HTTP 协议转化成 WSGI 协议，让 Python 可以直接使用。 </text:p>
      <text:p text:style-name="Standard">uwsgi 是一种 uWSGI 的内部协议，使用二进制方式和其他应用程序进行通信。</text:p>
      <text:p text:style-name="Standard">————————————————</text:p>
      <text:p text:style-name="Standard">版权声明：本文为CSDN博主「mnszmlcd」的原创文章，遵循 CC 4.0 BY-SA 版权协议，转载请附上原文出处链接及本声明。</text:p>
      <text:p text:style-name="Standard">原文链接：<text:a xlink:type="simple" xlink:href="https://blog.csdn.net/mnszmlcd/article/details/78819237" text:style-name="Internet_20_link" text:visited-style-name="Visited_20_Internet_20_Link">https://blog.csdn.net/mnszmlcd/article/details/78819237</text:a></text:p>
      <text:p text:style-name="P3"><text:span text:style-name="T7">Python</text:span><text:span text:style-name="T9">的</text:span><text:span text:style-name="T7">Web</text:span><text:span text:style-name="T9">开发中，如果使用</text:span><text:span text:style-name="T7">Django</text:span><text:span text:style-name="T9">框架，那么较为成熟稳定的服务器架构一般是</text:span><text:span text:style-name="T7">Nginx+uWSGI+Django</text:span><text:span text:style-name="T9">。而为什么一定要三个结合在一起呢？直接使用</text:span><text:span text:style-name="T7">Django</text:span><text:span text:style-name="T9">的</text:span><text:span text:style-name="T7">runserver</text:span><text:span text:style-name="T9">来启动服务器进程，或者</text:span><text:span text:style-name="T7">uWSGI+Django</text:span><text:span text:style-name="T9">可不可以呢？为什么？ </text:span><text:span text:style-name="T7"><text:line-break/></text:span><text:span text:style-name="Strong_20_Emphasis"><text:span text:style-name="T10">概念说明：</text:span></text:span></text:p>
      <text:list xml:id="list1564254351" text:style-name="L1">
        <text:list-item>
          <text:p text:style-name="P4"><text:span text:style-name="T1">APP</text:span><text:span text:style-name="T4">（应用程序），就是开发者写的应用程序，例如</text:span><text:span text:style-name="T1">django</text:span><text:span text:style-name="T4">，</text:span><text:span text:style-name="T1">bottle</text:span><text:span text:style-name="T4">这些。记录怎么处理客户端发来的请求的逻辑部分。</text:span></text:p>
        </text:list-item>
        <text:list-item>
          <text:p text:style-name="P4"><text:span text:style-name="T1">WSGI</text:span><text:span text:style-name="T4">，是一个协议，</text:span><text:span text:style-name="T1">Python</text:span><text:span text:style-name="T4">用于</text:span><text:span text:style-name="T1">Web</text:span><text:span text:style-name="T4">开发的协议</text:span></text:p>
        </text:list-item>
        <text:list-item>
          <text:p text:style-name="P4"><text:span text:style-name="T1">uWSGI</text:span><text:span text:style-name="T4">，是一个程序，充当</text:span><text:span text:style-name="T1">Web</text:span><text:span text:style-name="T4">服务器或中间件。</text:span></text:p>
          <text:list>
            <text:list-item>
              <text:p text:style-name="P4"><text:span text:style-name="T4">如果架构是</text:span><text:span text:style-name="T1">Nginx+uWSGI+APP</text:span><text:span text:style-name="T4">，</text:span><text:span text:style-name="T1">uWSGI</text:span><text:span text:style-name="T4">是一个中间件</text:span></text:p>
            </text:list-item>
            <text:list-item>
              <text:p text:style-name="P4"><text:span text:style-name="T4">如果架构是</text:span><text:span text:style-name="T1">uWSGI+APP</text:span><text:span text:style-name="T4">，</text:span><text:span text:style-name="T1">uWSGI</text:span><text:span text:style-name="T4">是一个服务器</text:span></text:p>
            </text:list-item>
          </text:list>
        </text:list-item>
        <text:list-item>
          <text:p text:style-name="P4"><text:span text:style-name="T1">uwsgi</text:span><text:span text:style-name="T4">，是</text:span><text:span text:style-name="T1">uWSGI</text:span><text:span text:style-name="T4">程序实现的一个自有的协议。</text:span></text:p>
        </text:list-item>
      </text:list>
      <text:p text:style-name="P1"><text:span text:style-name="T1">Web</text:span><text:span text:style-name="T4">协议出现顺序： </text:span><text:span text:style-name="T1"><text:line-break/>CGI -&gt; FCGI -&gt; WSGI -&gt; uwsgi</text:span></text:p>
      <text:list xml:id="list2178504096" text:style-name="L2">
        <text:list-item>
          <text:p text:style-name="P5"><text:span text:style-name="T1">CGI</text:span><text:span text:style-name="T4">，最早的协议</text:span></text:p>
        </text:list-item>
        <text:list-item>
          <text:p text:style-name="P5"><text:span text:style-name="T1">FCGI</text:span><text:span text:style-name="T4">，比</text:span><text:span text:style-name="T1">CGI</text:span><text:span text:style-name="T4">快</text:span></text:p>
        </text:list-item>
        <text:list-item>
          <text:p text:style-name="P5"><text:soft-page-break/><text:span text:style-name="T1">WSGI</text:span><text:span text:style-name="T4">，</text:span><text:span text:style-name="T1">Python</text:span><text:span text:style-name="T4">专用的协议</text:span></text:p>
        </text:list-item>
        <text:list-item>
          <text:p text:style-name="P16"><text:span text:style-name="T7">uwsgi</text:span><text:span text:style-name="T9">，比</text:span><text:span text:style-name="T7">FCGI</text:span><text:span text:style-name="T9">和</text:span><text:span text:style-name="T7">WSGI</text:span><text:span text:style-name="T9">都快，是</text:span><text:span text:style-name="T7">uWSGI</text:span><text:span text:style-name="T9">项目自有的协议，主要特征是采用二进制来存储数据，之前的协议都是使用字符串，所以在存储空间和解析速度上，都优于字符串型协议</text:span><text:span text:style-name="T7">.</text:span><text:a xlink:type="simple" xlink:href="http://uwsgi-docs.readthedocs.io/en/latest/FAQ.html#what-about-the-protocol" text:style-name="Internet_20_link" text:visited-style-name="Visited_20_Internet_20_Link"><text:span text:style-name="T11">官方介绍</text:span></text:a></text:p>
        </text:list-item>
      </text:list>
      <text:h text:style-name="P21" text:outline-level="3"><text:bookmark text:name="wiz_toc_0"/><text:span text:style-name="T5">一、</text:span><text:span text:style-name="T2">WSGI</text:span><text:span text:style-name="T5">协议</text:span></text:h>
      <text:p text:style-name="P2">浏览器请求一个页面的流程：</text:p>
      <text:list xml:id="list1523384828" text:style-name="L3">
        <text:list-item>
          <text:p text:style-name="P11">浏览器发送请求给服务器，包含请求头和请求体</text:p>
        </text:list-item>
        <text:list-item>
          <text:p text:style-name="P11">服务器解析请求头和请求体</text:p>
        </text:list-item>
        <text:list-item>
          <text:p text:style-name="P11">服务器根据请求信息来处理请求，生成返回内容</text:p>
        </text:list-item>
        <text:list-item>
          <text:p text:style-name="P11">服务器生成响应头和响应体</text:p>
        </text:list-item>
        <text:list-item>
          <text:p text:style-name="P11">服务器返回响应给浏览器，浏览器显示给用户</text:p>
        </text:list-item>
      </text:list>
      <text:p text:style-name="P1"><text:span text:style-name="T4">一个网站，一般有很多个不同的请求，在这些请求中，基本</text:span><text:span text:style-name="T1">1</text:span><text:span text:style-name="T4">，</text:span><text:span text:style-name="T1">2</text:span><text:span text:style-name="T4">，</text:span><text:span text:style-name="T1">4</text:span><text:span text:style-name="T4">，</text:span><text:span text:style-name="T1">5</text:span><text:span text:style-name="T4">部都是固定的，变的只有第三步，所以把这四步抽象出来，让开发者只关注第三步，这样就可以极大提升开发效率。所以</text:span><text:span text:style-name="T1">WSGI</text:span><text:span text:style-name="T4">协议诞生了。 </text:span><text:span text:style-name="T1"><text:line-break/>WSGI</text:span><text:span text:style-name="T4">，全称 </text:span><text:span text:style-name="T1">Web Server Gateway Interface</text:span><text:span text:style-name="T4">。是</text:span><text:span text:style-name="T1">Python</text:span><text:span text:style-name="T4">专用的协议，其他语言没有。用于处理</text:span><text:span text:style-name="T1">Web</text:span><text:span text:style-name="T4">服务器和应用程序（</text:span><text:span text:style-name="T1">APP</text:span><text:span text:style-name="T4">）的交互信息。很多</text:span><text:span text:style-name="T1">Web</text:span><text:span text:style-name="T4">框架（如：</text:span><text:span text:style-name="T1">django</text:span><text:span text:style-name="T4">）都会自带</text:span><text:span text:style-name="T1">WSGI</text:span><text:span text:style-name="T4">服务器，但是性能不好，只作测试用途。</text:span></text:p>
      <text:p text:style-name="P2">实现一个最简单的服务器</text:p>
      <text:list xml:id="list4197851704" text:style-name="L4">
        <text:list-item>
          <text:p text:style-name="P14">app.py</text:p>
        </text:list-item>
      </text:list>
      <text:list xml:id="list4270365809" text:style-name="L5">
        <text:list-item>
          <text:p text:style-name="P17"><text:span text:style-name="Source_20_Text"><text:span text:style-name="T8">import pprint</text:span></text:span></text:p>
        </text:list-item>
        <text:list-item>
          <text:p text:style-name="P17"><text:span text:style-name="Source_20_Text"><text:span text:style-name="T8">def application(environ, start_response):</text:span></text:span></text:p>
        </text:list-item>
        <text:list-item>
          <text:p text:style-name="P17"><text:span text:style-name="Source_20_Text"><text:span text:style-name="T8">pprint.pprint(environ)</text:span></text:span></text:p>
        </text:list-item>
        <text:list-item>
          <text:p text:style-name="P17"><text:span text:style-name="Source_20_Text"><text:span text:style-name="T8">start_response('200 OK',[('Content-Type','text/html')])</text:span></text:span></text:p>
        </text:list-item>
        <text:list-item>
          <text:p text:style-name="P17"><text:span text:style-name="Source_20_Text"><text:span text:style-name="T8">return'&lt;h1&gt;Hello, web!&lt;/h1&gt;'</text:span></text:span></text:p>
        </text:list-item>
      </text:list>
      <text:list xml:id="list508476188" text:style-name="L6">
        <text:list-item>
          <text:p text:style-name="P6"><text:span text:style-name="T1">environ</text:span><text:span text:style-name="T4">参数是一个字典对象，保存</text:span><text:span text:style-name="T1">HTTP</text:span><text:span text:style-name="T4">请求的信息。例如</text:span><text:span text:style-name="T1">URL</text:span><text:span text:style-name="T4">路径，域名，请求头，请求参数等</text:span></text:p>
        </text:list-item>
        <text:list-item>
          <text:p text:style-name="P6"><text:span text:style-name="T1">start_response</text:span><text:span text:style-name="T4">参数是一个函数，用于向</text:span><text:span text:style-name="T1">wsgiref</text:span><text:span text:style-name="T4">提供响应头的设置，只能调用一次。</text:span></text:p>
        </text:list-item>
      </text:list>
      <text:list xml:id="list431125498" text:style-name="L7">
        <text:list-item>
          <text:p text:style-name="P15">server.py</text:p>
        </text:list-item>
      </text:list>
      <text:list xml:id="list3104802087" text:style-name="L8">
        <text:list-item>
          <text:p text:style-name="P18"><text:span text:style-name="Source_20_Text"><text:span text:style-name="T8"># </text:span></text:span><text:span text:style-name="Source_20_Text"><text:span text:style-name="T10">从</text:span></text:span><text:span text:style-name="Source_20_Text"><text:span text:style-name="T8">wsgiref</text:span></text:span><text:span text:style-name="Source_20_Text"><text:span text:style-name="T10">模块导入</text:span></text:span><text:span text:style-name="Source_20_Text"><text:span text:style-name="T8">:</text:span></text:span></text:p>
        </text:list-item>
        <text:list-item>
          <text:p text:style-name="P18"><text:span text:style-name="Source_20_Text"><text:span text:style-name="T8">from wsgiref.simple_server import make_server</text:span></text:span></text:p>
        </text:list-item>
        <text:list-item>
          <text:p text:style-name="P18"><text:span text:style-name="Source_20_Text"><text:span text:style-name="T8"># </text:span></text:span><text:span text:style-name="Source_20_Text"><text:span text:style-name="T10">导入我们自己编写的</text:span></text:span><text:span text:style-name="Source_20_Text"><text:span text:style-name="T8">application</text:span></text:span><text:span text:style-name="Source_20_Text"><text:span text:style-name="T10">函数</text:span></text:span><text:span text:style-name="Source_20_Text"><text:span text:style-name="T8">:</text:span></text:span></text:p>
        </text:list-item>
        <text:list-item>
          <text:p text:style-name="P18"><text:span text:style-name="Source_20_Text"><text:span text:style-name="T8">from app import application</text:span></text:span></text:p>
        </text:list-item>
        <text:list-item>
          <text:p text:style-name="P18"><text:span text:style-name="Source_20_Text"><text:span text:style-name="T8"># </text:span></text:span><text:span text:style-name="Source_20_Text"><text:span text:style-name="T10">创建一个服务器，</text:span></text:span><text:span text:style-name="Source_20_Text"><text:span text:style-name="T8">IP</text:span></text:span><text:span text:style-name="Source_20_Text"><text:span text:style-name="T10">地址为空，端口是</text:span></text:span><text:span text:style-name="Source_20_Text"><text:span text:style-name="T8">8000</text:span></text:span><text:span text:style-name="Source_20_Text"><text:span text:style-name="T10">，处理函数是</text:span></text:span><text:span text:style-name="Source_20_Text"><text:span text:style-name="T8">application:</text:span></text:span></text:p>
        </text:list-item>
        <text:list-item>
          <text:p text:style-name="P18"><text:span text:style-name="Source_20_Text"><text:span text:style-name="T8">httpd = make_server('',8000, application)</text:span></text:span></text:p>
        </text:list-item>
        <text:list-item>
          <text:p text:style-name="P18"><text:span text:style-name="Source_20_Text"><text:span text:style-name="T8">print"Serving HTTP on port 8000..."</text:span></text:span></text:p>
        </text:list-item>
        <text:list-item>
          <text:p text:style-name="P18"><text:span text:style-name="Source_20_Text"><text:span text:style-name="T8"># </text:span></text:span><text:span text:style-name="Source_20_Text"><text:span text:style-name="T10">开始监听</text:span></text:span><text:span text:style-name="Source_20_Text"><text:span text:style-name="T8">HTTP</text:span></text:span><text:span text:style-name="Source_20_Text"><text:span text:style-name="T10">请求</text:span></text:span><text:span text:style-name="Source_20_Text"><text:span text:style-name="T8">:</text:span></text:span></text:p>
        </text:list-item>
        <text:list-item>
          <text:p text:style-name="P18"><text:span text:style-name="Source_20_Text"><text:span text:style-name="T8">httpd.serve_forever()</text:span></text:span></text:p>
        </text:list-item>
      </text:list>
      <text:list xml:id="list1955924232" text:style-name="L9">
        <text:list-item>
          <text:p text:style-name="P19"><text:span text:style-name="T9">启动</text:span><text:span text:style-name="Source_20_Text"><text:span text:style-name="T8">python server.py</text:span></text:span><text:span text:style-name="T7">,</text:span><text:span text:style-name="T9">就可以通过</text:span><text:span text:style-name="T7">localhost:8000</text:span><text:span text:style-name="T9">访问了</text:span></text:p>
        </text:list-item>
      </text:list>
      <text:p text:style-name="P1"><text:soft-page-break/><text:span text:style-name="T1">wsgiref</text:span><text:span text:style-name="T4">模块是</text:span><text:span text:style-name="T1">python</text:span><text:span text:style-name="T4">提供的，用于测试和学习的简单的</text:span><text:span text:style-name="T1">WSGI</text:span><text:span text:style-name="T4">服务器模块。 </text:span><text:span text:style-name="T1"><text:line-break/></text:span><text:span text:style-name="T4">这个模块监听</text:span><text:span text:style-name="T1">8000</text:span><text:span text:style-name="T4">端口，把</text:span><text:span text:style-name="T1">Http</text:span><text:span text:style-name="T4">请求，根据</text:span><text:span text:style-name="T1">WSGI</text:span><text:span text:style-name="T4">协议，转换</text:span><text:span text:style-name="T1">application</text:span><text:span text:style-name="T4">函数中的</text:span><text:span text:style-name="T1">environ</text:span><text:span text:style-name="T4">参数，然后调用</text:span><text:span text:style-name="T1">application</text:span><text:span text:style-name="T4">函数。 </text:span><text:span text:style-name="T1"><text:line-break/>wsgiref</text:span><text:span text:style-name="T4">会把</text:span><text:span text:style-name="T1">application</text:span><text:span text:style-name="T4">函数提供的响应头设置转换为</text:span><text:span text:style-name="T1">HTTP</text:span><text:span text:style-name="T4">协议的响应头，把</text:span><text:span text:style-name="T1">application</text:span><text:span text:style-name="T4">的返回（</text:span><text:span text:style-name="T1">return</text:span><text:span text:style-name="T4">）作为响应体，根据</text:span><text:span text:style-name="T1">HTTP</text:span><text:span text:style-name="T4">协议，生成响应，返回给浏览器。</text:span></text:p>
      <text:p text:style-name="P1"><draw:frame draw:style-name="fr1" draw:name="图像1" text:anchor-type="as-char" svg:width="1.997cm" svg:height="0.998cm" draw:z-index="0"><draw:image xlink:href="http://7xpt1q.com1.z0.glb.clouddn.com/img%2Fdoc%2FWSGI原理.png" xlink:type="simple" xlink:show="embed" xlink:actuate="onLoad" loext:mime-type=""/><svg:title>Alt text</svg:title></draw:frame></text:p>
      <text:p text:style-name="P1"><text:span text:style-name="T4">这样，应用程序就不需要关注底层的</text:span><text:span text:style-name="T1">HTTP</text:span><text:span text:style-name="T4">协议细则了</text:span></text:p>
      <text:h text:style-name="P21" text:outline-level="3"><text:bookmark text:name="wiz_toc_1"/><text:span text:style-name="T5">二、</text:span><text:span text:style-name="T2">CGI</text:span><text:span text:style-name="T5">和</text:span><text:span text:style-name="T2">FastCGI</text:span></text:h>
      <text:p text:style-name="P3"><text:span text:style-name="T7">CGI</text:span><text:span text:style-name="T9">是</text:span><text:span text:style-name="T7">Common Gateway Interface</text:span><text:span text:style-name="T9">，即通用网关接口，是一个协议，是外部应用程序（</text:span><text:span text:style-name="T7">CGI</text:span><text:span text:style-name="T9">程序）与</text:span><text:span text:style-name="T7">Web</text:span><text:span text:style-name="T9">服务器之间的接口标准。该协议定义了</text:span><text:span text:style-name="T7">Web</text:span><text:span text:style-name="T9">服务器在调用应用程序时需要传输的参数和应用程序怎么返回结果给</text:span><text:span text:style-name="T7">Web</text:span><text:span text:style-name="T9">服务器，其实跟</text:span><text:span text:style-name="T7">WSGI</text:span><text:span text:style-name="T9">类似。 </text:span><text:span text:style-name="T7"><text:line-break/>CGI</text:span><text:span text:style-name="T9">的一个特点是，对于每一个</text:span><text:span text:style-name="T7">HTTP</text:span><text:span text:style-name="T9">请求，</text:span><text:span text:style-name="T7">Web</text:span><text:span text:style-name="T9">服务器都会新建一个进程（</text:span><text:span text:style-name="T7">fork</text:span><text:span text:style-name="T9">），等应用程序返回结果后，这个进程就会结束。这样的后果是，一旦</text:span><text:span text:style-name="T7">HTTP</text:span><text:span text:style-name="T9">请求多的时候，</text:span><text:span text:style-name="T7">Web</text:span><text:span text:style-name="T9">服务器会频繁创建进程，大家都知道，创建进程的开销是非常大的，所以这种做法会影响服务器的性能，所以就有了</text:span><text:span text:style-name="T7">FastCGI</text:span><text:span text:style-name="T9">。 </text:span><text:span text:style-name="T7"><text:line-break/>FCGI</text:span><text:span text:style-name="T9">的做法是在</text:span><text:span text:style-name="T7">Web</text:span><text:span text:style-name="T9">服务器启动的时候，就创建多个应用程序进程，当</text:span><text:span text:style-name="T7">Web</text:span><text:span text:style-name="T9">服务器接收到</text:span><text:span text:style-name="T7">HTTP</text:span><text:span text:style-name="T9">请求时，就把请求分发给其中一个空闲的进程。相当于</text:span><text:span text:style-name="T7">MYSQL</text:span><text:span text:style-name="T9">连接池的原理。这样就可以避免频繁地</text:span><text:span text:style-name="T7">fork</text:span><text:span text:style-name="T9">进程。</text:span><text:span text:style-name="T7">FCGI</text:span><text:span text:style-name="T9">另一个特点是支持分布式，也就是</text:span><text:span text:style-name="T7">Web</text:span><text:span text:style-name="T9">服务器和应用程序可以在不同的机器。 </text:span><text:span text:style-name="T7"><text:line-break/></text:span><text:span text:style-name="Strong_20_Emphasis"><text:span text:style-name="T8">CGI</text:span></text:span><text:span text:style-name="Strong_20_Emphasis"><text:span text:style-name="T10">和</text:span></text:span><text:span text:style-name="Strong_20_Emphasis"><text:span text:style-name="T8">WSGI</text:span></text:span><text:span text:style-name="Strong_20_Emphasis"><text:span text:style-name="T10">的区别是</text:span></text:span><text:span text:style-name="T9">：</text:span></text:p>
      <text:list xml:id="list3562644735" text:style-name="L10">
        <text:list-item>
          <text:p text:style-name="P7"><text:span text:style-name="T1">CGI</text:span><text:span text:style-name="T4">的出现更加早，这个是通用的接口，应用程序可以是</text:span><text:span text:style-name="T1">JAVA</text:span><text:span text:style-name="T4">，</text:span><text:span text:style-name="T1">Python</text:span><text:span text:style-name="T4">，等多种语言程序</text:span></text:p>
        </text:list-item>
        <text:list-item>
          <text:p text:style-name="P7"><text:span text:style-name="T1">WSGI</text:span><text:span text:style-name="T4">是</text:span><text:span text:style-name="T1">Python</text:span><text:span text:style-name="T4">专用的，在</text:span><text:span text:style-name="T1">CGI</text:span><text:span text:style-name="T4">的基础上改进的协议</text:span></text:p>
        </text:list-item>
      </text:list>
      <text:h text:style-name="P20" text:outline-level="2"><text:bookmark text:name="wiz_toc_2"/><text:span text:style-name="T6">三、</text:span><text:span text:style-name="T3">Nginx</text:span></text:h>
      <text:p text:style-name="P1"><text:span text:style-name="T1">Ningx</text:span><text:span text:style-name="T4">是一个反向代理服务器 </text:span><text:span text:style-name="T1"><text:line-break/></text:span><text:span text:style-name="T4">什么是反向代理？</text:span></text:p>
      <text:list xml:id="list3168775893" text:style-name="L11">
        <text:list-item>
          <text:p text:style-name="P12">正向代理，例如翻墙用的代理服务器就是正向代理，浏览器主动请求代理服务器，代理服务器转发请求到对应的目标服务器</text:p>
        </text:list-item>
        <text:list-item>
          <text:p text:style-name="P8"><text:span text:style-name="T4">反向代理，部署在</text:span><text:span text:style-name="T1">Web</text:span><text:span text:style-name="T4">服务器上，代理所有外部网络对内部网络的访问。浏览器访问服务器，必须经过这个代理，是被动的。 </text:span><text:span text:style-name="T1"><text:line-break/></text:span><text:span text:style-name="T4">正向代理的主动方是客户端，反向代理的主动方是</text:span><text:span text:style-name="T1">Web</text:span><text:span text:style-name="T4">服务器。 </text:span><text:span text:style-name="T1"><text:line-break/></text:span><text:span text:style-name="T4">结构图： </text:span><text:span text:style-name="T1"><text:line-break/></text:span><text:span text:style-name="T1"><draw:frame draw:style-name="fr1" draw:name="图像2" text:anchor-type="as-char" svg:width="1.997cm" svg:height="0.998cm" draw:z-index="1"><draw:image xlink:href="http://7xpt1q.com1.z0.glb.clouddn.com/img%2Fdoc%2F反向代理原理.png" xlink:type="simple" xlink:show="embed" xlink:actuate="onLoad" loext:mime-type=""/><svg:title>Alt text</svg:title></draw:frame></text:span></text:p>
        </text:list-item>
      </text:list>
      <text:p text:style-name="P2">反向代理的作用：</text:p>
      <text:list xml:id="list115246883" text:style-name="L12">
        <text:list-item>
          <text:p text:style-name="P9"><text:soft-page-break/><text:span text:style-name="T4">安全，客户端对</text:span><text:span text:style-name="T1">Web</text:span><text:span text:style-name="T4">服务器的访问需要先经过反向代理服务器。这样可以防止外部程序对</text:span><text:span text:style-name="T1">Web</text:span><text:span text:style-name="T4">服务器的直接攻击。</text:span></text:p>
        </text:list-item>
        <text:list-item>
          <text:p text:style-name="P9"><text:span text:style-name="T4">负载均衡，反向代理服务器可以根据</text:span><text:span text:style-name="T1">Web</text:span><text:span text:style-name="T4">服务器的负载情况，动态地把</text:span><text:span text:style-name="T1">HTTP</text:span><text:span text:style-name="T4">请求交给不同的</text:span><text:span text:style-name="T1">Web</text:span><text:span text:style-name="T4">服务器来处理，前提是要有多个</text:span><text:span text:style-name="T1">Web</text:span><text:span text:style-name="T4">服务器。</text:span></text:p>
        </text:list-item>
        <text:list-item>
          <text:p text:style-name="P9"><text:span text:style-name="T4">提升</text:span><text:span text:style-name="T1">Web</text:span><text:span text:style-name="T4">服务器的</text:span><text:span text:style-name="T1">IO</text:span><text:span text:style-name="T4">性能。一个</text:span><text:span text:style-name="T1">HTTP</text:span><text:span text:style-name="T4">请求的数据，从客户端传输给服务器，是需要时间的，例如</text:span><text:span text:style-name="T1">N</text:span><text:span text:style-name="T4">秒，如果直接传给</text:span><text:span text:style-name="T1">Web</text:span><text:span text:style-name="T4">服务器，</text:span><text:span text:style-name="T1">Web</text:span><text:span text:style-name="T4">服务器就需要让一个进程阻塞</text:span><text:span text:style-name="T1">N</text:span><text:span text:style-name="T4">秒，来接收</text:span><text:span text:style-name="T1">IO</text:span><text:span text:style-name="T4">，这样会降低</text:span><text:span text:style-name="T1">Web</text:span><text:span text:style-name="T4">服务器的性能。如果使用反向代理服务器，先让反向代理服务器接收完整个</text:span><text:span text:style-name="T1">HTTP</text:span><text:span text:style-name="T4">请求，再把请求发给</text:span><text:span text:style-name="T1">Web</text:span><text:span text:style-name="T4">服务器，就能提升</text:span><text:span text:style-name="T1">Web</text:span><text:span text:style-name="T4">服务器的性能。还有一些静态文件的请求，可以直接交给反向代理来处理，不需要经过</text:span><text:span text:style-name="T1">Web</text:span><text:span text:style-name="T4">服务器。</text:span></text:p>
        </text:list-item>
      </text:list>
      <text:p text:style-name="P1"><text:span text:style-name="T1">Nginx</text:span><text:span text:style-name="T4">是一个高性能的</text:span><text:span text:style-name="T1">HTTP</text:span><text:span text:style-name="T4">和反向代理服务器。</text:span></text:p>
      <text:p text:style-name="P1"><text:span text:style-name="T1">Nginx+uWSGI+</text:span><text:span text:style-name="T4">应用程序的架构： </text:span><text:span text:style-name="T1"><text:line-break/></text:span><text:span text:style-name="T1"><draw:frame draw:style-name="fr1" draw:name="图像3" text:anchor-type="as-char" svg:width="1.997cm" svg:height="0.998cm" draw:z-index="2"><draw:image xlink:href="http://7xpt1q.com1.z0.glb.clouddn.com/img%2Fdoc%2FNginx%2BuWSGI原理.png" xlink:type="simple" xlink:show="embed" xlink:actuate="onLoad" loext:mime-type=""/><svg:title>Alt text</svg:title></draw:frame></text:span></text:p>
      <text:p text:style-name="P1"><text:span text:style-name="T4">其中</text:span><text:span text:style-name="T1">Nginx</text:span><text:span text:style-name="T4">和</text:span><text:span text:style-name="T1">uWSGI</text:span><text:span text:style-name="T4">之间可以通过</text:span><text:span text:style-name="T1">CGI</text:span><text:span text:style-name="T4">，</text:span><text:span text:style-name="T1">FCGI</text:span><text:span text:style-name="T4">和</text:span><text:span text:style-name="T1">uwsgi</text:span><text:span text:style-name="T4">协议通信，当然</text:span><text:span text:style-name="T1">uwsgi</text:span><text:span text:style-name="T4">的性能是最好的。</text:span></text:p>
      <text:h text:style-name="P22" text:outline-level="3"><text:bookmark text:name="wiz_toc_3"/>四、总结 <text:s text:c="2"/></text:h>
      <text:list xml:id="list597780351" text:style-name="L13">
        <text:list-item>
          <text:p text:style-name="P10"><text:span text:style-name="T1">uWSGI+Django</text:span><text:span text:style-name="T4">比单独使用</text:span><text:span text:style-name="T1">Django</text:span><text:span text:style-name="T4">的好处：</text:span></text:p>
          <text:list>
            <text:list-item>
              <text:p text:style-name="P13">支持的并发量更高</text:p>
            </text:list-item>
            <text:list-item>
              <text:p text:style-name="P13">方便管理多进程，发挥多核的优势</text:p>
            </text:list-item>
            <text:list-item>
              <text:p text:style-name="P10"><text:span text:style-name="T4">提升性能，因为</text:span><text:span text:style-name="T1">uwsgi</text:span><text:span text:style-name="T4">协议比</text:span><text:span text:style-name="T1">WSGI</text:span><text:span text:style-name="T4">协议有优势</text:span></text:p>
            </text:list-item>
          </text:list>
        </text:list-item>
        <text:list-item>
          <text:p text:style-name="P10"><text:span text:style-name="T1">Nginx+uWSGI+Django</text:span><text:span text:style-name="T4">比</text:span><text:span text:style-name="T1">uWSGI+Django</text:span><text:span text:style-name="T4">好处（参考反向代理的作用）：</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Verdan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5:48:21.681680873</meta:creation-date>
    <dc:date>2019-10-09T17:08:23.868843302</dc:date>
    <meta:editing-duration>PT1H9M51S</meta:editing-duration>
    <meta:editing-cycles>2</meta:editing-cycles>
    <meta:generator>LibreOffice/6.0.7.3$Linux_X86_64 LibreOffice_project/00m0$Build-3</meta:generator>
    <meta:document-statistic meta:table-count="0" meta:image-count="3" meta:object-count="0" meta:page-count="4" meta:paragraph-count="79" meta:word-count="2489" meta:character-count="3832" meta:non-whitespace-character-count="3728"/>
  </office:meta>
</office:document-meta>
</file>